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ubstitutionFragment.hasPar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ubstitutionFragment.SqlSubstitutionFragment( LiteralFragment lf , ReflectionFragment rf , LiteralFragment l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SubstitutionFragment.getArrayParameterValues( ControlBeanContext context , Method m , Object [ ] args , int param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SubstitutionFragment.SqlSubstitutionFragment( SqlFragmen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SubstitutionFragment.isDynamic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SubstitutionFragment.getParameterValues( ControlBeanContext context , Method m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SubstitutionFragment.processSqlParams(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SubstitutionFragment.getPreparedStatementText( ControlBeanContext context , Method m , Object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